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b>
        <mi>T</mi>
        <mi>e</mi>
      </msub>
      <mrow>
        <mi/>
        <mo stretchy="false">=</mo>
        <mi/>
      </mrow>
      <mfrac>
        <msub>
          <mi>Q</mi>
          <mi>e</mi>
        </msub>
        <msub>
          <mi>Q</mi>
          <mi>a</mi>
        </msub>
      </mfrac>
      <mn>.12</mn>
      <mrow>
        <mi/>
        <mo stretchy="false">=</mo>
        <mi/>
      </mrow>
      <msqrt>
        <mfrac>
          <msub>
            <mn>2.C</mn>
            <mi>c</mi>
          </msub>
          <mrow>
            <msub>
              <mi>Q</mi>
              <mi>A</mi>
            </msub>
            <mn>.</mn>
            <msub>
              <mi>P</mi>
              <mi>u</mi>
            </msub>
            <mn>.</mn>
            <mi>T</mi>
          </mrow>
        </mfrac>
      </msqrt>
      <mn>.12</mn>
      <mi mathvariant="italic">mois</mi>
    </mrow>
    <annotation encoding="StarMath 5.0">T_{e} `= `Q_{e} over Q_{a} .12`= `sqrt{{2.C_{c}} over {Q_{A}.P_{u}.T} } .12 moi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